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799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0" style:family="table-row">
      <style:table-row-properties style:min-row-height="0.2875in" fo:background-color="transparent" fo:keep-together="auto">
        <style:background-image/>
      </style:table-row-properties>
    </style:style>
    <style:style style:name="Table2.21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2" style:family="table-cell">
      <style:table-cell-properties fo:padding="0.0201in" fo:border="none"/>
    </style:style>
    <style:style style:name="Table2.B22" style:family="table-cell">
      <style:table-cell-properties fo:padding="0.0201in" fo:border="none"/>
    </style:style>
    <style:style style:name="Table2.C22" style:family="table-cell">
      <style:table-cell-properties fo:padding="0.0201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ff2e20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ource Sans Pro" officeooo:paragraph-rsid="0062b530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Source Sans Pro" officeooo:paragraph-rsid="00986756"/>
    </style:style>
    <style:style style:name="P23" style:family="paragraph" style:parent-style-name="Standard">
      <style:text-properties officeooo:paragraph-rsid="005dcd48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e69662" style:font-size-asian="9pt" style:font-size-complex="9pt"/>
    </style:style>
    <style:style style:name="P28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3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39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4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43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00899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008996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68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6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7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71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7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7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7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77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7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8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83" style:family="paragraph" style:parent-style-name="Standard">
      <style:paragraph-properties fo:break-before="auto" fo:break-after="auto"/>
      <style:text-properties officeooo:paragraph-rsid="00bcea45"/>
    </style:style>
    <style:style style:name="P8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officeooo:rsid="001bb431"/>
    </style:style>
    <style:style style:name="T7" style:family="text">
      <style:text-properties officeooo:rsid="00057f8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fo:font-weight="normal" officeooo:rsid="00abcb2f" style:font-weight-asian="normal" style:font-weight-complex="normal"/>
    </style:style>
    <style:style style:name="T13" style:family="text">
      <style:text-properties fo:font-weight="normal" officeooo:rsid="00ad59bb" style:font-weight-asian="normal" style:font-weight-complex="normal"/>
    </style:style>
    <style:style style:name="T14" style:family="text">
      <style:text-properties officeooo:rsid="0024486b"/>
    </style:style>
    <style:style style:name="T15" style:family="text">
      <style:text-properties officeooo:rsid="000a558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8" style:family="text">
      <style:text-properties officeooo:rsid="00d420c4"/>
    </style:style>
    <style:style style:name="T19" style:family="text">
      <style:text-properties officeooo:rsid="00b854e8"/>
    </style:style>
    <style:style style:name="T20" style:family="text">
      <style:text-properties officeooo:rsid="010b31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<text:placeholder text:placeholder-type="text">&lt;for each="sale in objects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<text:span text:style-name="T20">Proveedor</text:span>: <text:span text:style-name="T6"><text:placeholder text:placeholder-type="text">&lt;sale.party.name&gt;</text:placeholder></text:span></text:p>
          </table:table-cell>
          <table:table-cell table:style-name="Table7.A1" office:value-type="string">
            <text:p text:style-name="P7"><text:span text:style-name="T12">C.I./RUC</text:span><text:span text:style-name="T10">: </text:span><text:span text:style-name="T10"><text:placeholder text:placeholder-type="text">&lt;sale.party.vat_code&gt;</text:placeholder></text:span><text:span text:style-name="T10"><text:tab/></text:span></text:p>
          </table:table-cell>
        </table:table-row>
        <table:table-row>
          <table:table-cell table:style-name="Table7.A1" office:value-type="string">
            <text:p text:style-name="P7">Fecha: <text:placeholder text:placeholder-type="text">&lt;formatLang(sale.purchase_date, sale.party.lang)&gt;</text:placeholder> </text:p>
          </table:table-cell>
          <table:table-cell table:style-name="Table7.A1" office:value-type="string">
            <text:p text:style-name="P5"><text:span text:style-name="T15">Teléfono</text:span>: <text:placeholder text:placeholder-type="text">&lt;sale.party.phone&gt;</text:placeholder></text:p>
          </table:table-cell>
        </table:table-row>
        <table:table-row>
          <table:table-cell table:style-name="Table7.A1" office:value-type="string">
            <text:p text:style-name="P11"><text:span text:style-name="T11">Dirección: </text:span><text:span text:style-name="T9"><text:s/></text:span><text:span text:style-name="T9"><text:placeholder text:placeholder-type="text">&lt;sal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9">Código</text:p>
          </table:table-cell>
          <table:table-cell table:style-name="Table2.A1" office:value-type="string">
            <text:p text:style-name="P71">Descripción</text:p>
          </table:table-cell>
          <table:table-cell table:style-name="Table2.A1" office:value-type="string">
            <text:p text:style-name="P77">Cant.</text:p>
          </table:table-cell>
          <table:table-cell table:style-name="Table2.A1" office:value-type="string">
            <text:p text:style-name="P73">P. Unit.</text:p>
          </table:table-cell>
          <table:table-cell table:style-name="Table2.A1" office:value-type="string">
            <text:p text:style-name="P74">Subt.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sale.lines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choo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lin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13"><text:placeholder text:placeholder-type="text">&lt;if test="line.product.code"&gt;</text:placeholder> </text:p>
            <text:p text:style-name="P29"><text:placeholder text:placeholder-type="text">&lt;line.product.code&gt;</text:placeholder> </text:p>
            <text:p text:style-name="P25"><text:placeholder text:placeholder-type="text">&lt;/if&gt;</text:placeholder></text:p>
          </table:table-cell>
          <table:table-cell table:style-name="Table2.A2" office:value-type="string">
            <text:p text:style-name="P14"><text:placeholder text:placeholder-type="text">&lt;for each="line in line.description.split('\n')"&gt;</text:placeholder></text:p>
            <text:p text:style-name="P30"><text:placeholder text:placeholder-type="text">&lt;line&gt;</text:placeholder></text:p>
            <text:p text:style-name="P40"><text:placeholder text:placeholder-type="text">&lt;/for&gt;</text:placeholder> </text:p>
            <text:p text:style-name="P40"/>
          </table:table-cell>
          <table:table-cell table:style-name="Table2.A2" office:value-type="string">
            <text:p text:style-name="P42"><text:placeholder text:placeholder-type="text">&lt;(str(line.quantity).split(".") )[0]&gt;</text:placeholder></text:p>
          </table:table-cell>
          <table:table-cell table:style-name="Table2.A2" office:value-type="string">
            <text:p text:style-name="P16"><text:placeholder text:placeholder-type="text">&lt;if test="line.unit_price &gt;0"&gt;</text:placeholder></text:p>
            <text:p text:style-name="P68"><text:span text:style-name="T5">$</text:span><text:span text:style-name="T4"><text:placeholder text:placeholder-type="text">&lt;str(line.unit_price)[0:(len(str(line.unit_price))-2)]&gt;</text:placeholder></text:span></text:p>
            <text:p text:style-name="P16"><text:placeholder text:placeholder-type="text">&lt;/if&gt;</text:placeholder></text:p>
          </table:table-cell>
          <table:table-cell table:style-name="Table2.A2" office:value-type="string">
            <text:p text:style-name="P27"><text:span text:style-name="T19"><text:placeholder text:placeholder-type="text">&lt;if test="line.amount &gt;0"&gt;</text:placeholder></text:span><text:placeholder text:placeholder-type="text">&lt;formatLang(line.amount, sale.party.lang, currency=sale.currency)&gt;</text:placeholder><text:span text:style-name="T19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subtotal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when test="line.type == 'title'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when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otherwise test=""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for each="line in line.description.split('\n')"&gt;</text:placeholder></text:p>
            <text:p text:style-name="P28"><text:placeholder text:placeholder-type="text">&lt;line&gt;</text:placeholder></text:p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otherwi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choose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</table:table-row>
        <table:table-row table:style-name="Table2.2"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<text:placeholder text:placeholder-type="text">&lt;/for&gt;</text:placeholder>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32"/>
          </table:table-cell>
        </table:table-row>
        <text:soft-page-break/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D18" office:value-type="string">
            <text:p text:style-name="P45">Subtotal:</text:p>
          </table:table-cell>
          <table:table-cell table:style-name="Table2.D18" office:value-type="string">
            <text:p text:style-name="P57"><text:placeholder text:placeholder-type="text">&lt;formatLang(sale.untaxed_amount, sale.party.lang, currency=sale.currency)&gt;</text:placeholder>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8">Subtotal <text:span text:style-name="T14">0</text:span>%:</text:p>
          </table:table-cell>
          <table:table-cell table:style-name="Table2.A2" office:value-type="string">
            <text:p text:style-name="P55"><text:placeholder text:placeholder-type="text">&lt;formatLang(subtotal_0, sale.party.lang, currency=sale.currency)&gt;</text:placeholder></text:p>
          </table:table-cell>
        </table:table-row>
        <table:table-row table:style-name="Table2.20">
          <table:table-cell table:style-name="Table2.A2" office:value-type="string">
            <text:p text:style-name="P81">SON:</text:p>
          </table:table-cell>
          <table:table-cell table:style-name="Table2.A2" office:value-type="string">
            <text:p text:style-name="P79"><text:s/><text:span text:style-name="T16"><text:placeholder text:placeholder-type="text">&lt;amount2words&gt;</text:placeholder></text:span><text:span text:style-name="T16">, </text:span><text:span text:style-name="T16"><text:placeholder text:placeholder-type="text">&lt;decimales&gt;</text:placeholder></text:span><text:span text:style-name="T16"> </text:span><text:span text:style-name="T17">/100 <text:s/>DOLARES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61">Subtotal <text:span text:style-name="T14">14</text:span>%:</text:p>
          </table:table-cell>
          <table:table-cell table:style-name="Table2.A2" office:value-type="string">
            <text:p text:style-name="P52"><text:placeholder text:placeholder-type="text">&lt;formatLang(subtotal_14, sale.party.lang, currency=sal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<text:s text:c="2"/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50">IVA 1<text:span text:style-name="T18">4</text:span>%:</text:p>
          </table:table-cell>
          <table:table-cell table:style-name="Table2.A2" office:value-type="string">
            <text:p text:style-name="P59"><text:placeholder text:placeholder-type="text">&lt;formatLang(sale.tax_amount, sale.party.lang, currency=sale.currency)&gt;</text:placeholder></text:p>
          </table:table-cell>
        </table:table-row>
        <table:table-row table:style-name="Table2.1">
          <table:table-cell table:style-name="Table2.A22" office:value-type="string">
            <text:p text:style-name="P34"/>
          </table:table-cell>
          <table:table-cell table:style-name="Table2.B22" office:value-type="string">
            <text:p text:style-name="P9"/>
            <text:p text:style-name="P23"/>
            <text:p text:style-name="P18"/>
          </table:table-cell>
          <table:table-cell table:style-name="Table2.C22" office:value-type="string">
            <text:p text:style-name="P9"/>
          </table:table-cell>
          <table:table-cell table:style-name="Table2.A2" office:value-type="string">
            <text:p text:style-name="P63">TOTAL:</text:p>
          </table:table-cell>
          <table:table-cell table:style-name="Table2.A2" office:value-type="string">
            <text:p text:style-name="P65"><text:placeholder text:placeholder-type="text">&lt;formatLang(sale.total_amount, sale.party.lang, currency=sale.currency)&gt;</text:placeholder></text:p>
          </table:table-cell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6.2201in" fo:page-height="8.5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12M11S</meta:editing-duration>
    <meta:editing-cycles>90</meta:editing-cycles>
    <meta:generator>LibreOffice/5.1.1.3$Linux_X86_64 LibreOffice_project/89f508ef3ecebd2cfb8e1def0f0ba9a803b88a6d</meta:generator>
    <dc:date>2017-01-31T11:14:50.107881579</dc:date>
    <meta:document-statistic meta:table-count="2" meta:image-count="0" meta:object-count="0" meta:page-count="2" meta:paragraph-count="60" meta:word-count="134" meta:character-count="1573" meta:non-whitespace-character-count="1470"/>
  </office:meta>
</office:document-meta>
</file>